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ResourceAdapt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ubResourceAdapter.start( BootstrapContext bootstrap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ubResourceAdapter.getXAResources( ActivationSpec [ ] activationSpe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ourceAdapter.endpointDeactivation( MessageEndpointFactory messageEndpointFactory , ActivationSpec activation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ubResourceAdapter.endpointActivation( MessageEndpointFactory messageEndpointFactory , ActivationSpec activation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